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4pt" officeooo:paragraph-rsid="000e91a7" style:font-name-asian="Times New Roman1" style:font-size-asian="14pt" style:language-asian="ru" style:country-asian="RU" style:font-name-complex="Times New Roman1" style:font-size-complex="14pt"/>
    </style:style>
    <style:style style:name="P2" style:family="paragraph" style:parent-style-name="Standard">
      <style:paragraph-properties fo:margin-top="0.423cm" fo:margin-bottom="0.423cm" loext:contextual-spacing="true" fo:line-height="150%" fo:text-align="end" style:justify-single-word="false"/>
      <style:text-properties fo:color="#000000" style:font-name="Times New Roman" fo:font-size="14pt" officeooo:paragraph-rsid="000e91a7" style:font-name-asian="Times New Roman1" style:font-size-asian="14pt" style:language-asian="ru" style:country-asian="RU" style:font-name-complex="Times New Roman1" style:font-size-complex="14pt"/>
    </style:style>
    <style:style style:name="P3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4pt" fo:font-weight="bold" officeooo:paragraph-rsid="000e91a7" style:letter-kerning="true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color="#000000" style:font-name="Times New Roman" fo:font-size="14pt" fo:font-weight="bold" officeooo:rsid="000e91a7" officeooo:paragraph-rsid="000f5061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5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color="#000000" style:font-name="Times New Roman" fo:font-size="14pt" fo:font-weight="bold" officeooo:rsid="000f5061" officeooo:paragraph-rsid="000f5061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6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4pt" officeooo:paragraph-rsid="000e91a7" style:letter-kerning="true" style:font-name-asian="Times New Roman1" style:font-size-asian="14pt" style:language-asian="ru" style:country-asian="RU" style:font-name-complex="Times New Roman1" style:font-size-complex="14pt"/>
    </style:style>
    <style:style style:name="P7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color="#000000" style:font-name="Times New Roman" fo:font-size="14pt" fo:font-weight="normal" officeooo:rsid="000f5061" officeooo:paragraph-rsid="000f5061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8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style:font-name="Times New Roman" fo:font-size="14pt" fo:font-weight="bold" officeooo:paragraph-rsid="000e91a7" style:letter-kerning="true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margin-top="0.423cm" fo:margin-bottom="0.423cm" loext:contextual-spacing="true" fo:line-height="150%" fo:text-align="end" style:justify-single-word="false"/>
      <style:text-properties style:font-name="Times New Roman" fo:font-size="14pt" officeooo:paragraph-rsid="000e91a7" style:font-name-asian="Times New Roman1" style:font-size-asian="14pt" style:language-asian="ru" style:country-asian="RU" style:font-name-complex="Times New Roman1" style:font-size-complex="14pt"/>
    </style:style>
    <style:style style:name="P10" style:family="paragraph" style:parent-style-name="Standard">
      <style:paragraph-properties fo:margin-top="0.423cm" fo:margin-bottom="0.423cm" loext:contextual-spacing="true" fo:line-height="150%" fo:text-align="center" style:justify-single-word="false"/>
      <style:text-properties style:font-name="Times New Roman" fo:font-size="14pt" officeooo:paragraph-rsid="000e91a7" style:font-name-asian="Times New Roman1" style:font-size-asian="14pt" style:language-asian="ru" style:country-asian="RU" style:font-name-complex="Times New Roman1" style:font-size-complex="14pt"/>
    </style:style>
    <style:style style:name="P11" style:family="paragraph" style:parent-style-name="Standard" style:list-style-name="" style:master-page-name="Standard">
      <style:paragraph-properties fo:margin-top="0.423cm" fo:margin-bottom="0.423cm" loext:contextual-spacing="true" fo:line-height="150%" fo:text-align="center" style:justify-single-word="false" style:page-number="auto"/>
      <style:text-properties fo:font-size="14pt" officeooo:paragraph-rsid="000e91a7" style:font-size-asian="14pt" style:font-size-complex="14pt"/>
    </style:style>
    <style:style style:name="P12" style:family="paragraph" style:parent-style-name="Standard">
      <style:paragraph-properties fo:margin-top="0cm" fo:margin-bottom="0cm" loext:contextual-spacing="true" fo:line-height="150%"/>
      <style:text-properties style:font-name="Times New Roman" fo:font-size="14pt" officeooo:paragraph-rsid="000e91a7" style:font-name-asian="Times New Roman1" style:font-size-asian="14pt" style:language-asian="ru" style:country-asian="RU" style:font-name-complex="Times New Roman1" style:font-size-complex="14pt"/>
    </style:style>
    <style:style style:name="P13" style:family="paragraph" style:parent-style-name="Standard">
      <style:paragraph-properties fo:margin-top="0cm" fo:margin-bottom="0.423cm" loext:contextual-spacing="true" fo:line-height="150%"/>
      <style:text-properties style:font-name="Times New Roman" fo:font-size="14pt" officeooo:paragraph-rsid="000e91a7" style:font-name-asian="Times New Roman1" style:font-size-asian="14pt" style:language-asian="ru" style:country-asian="RU" style:font-name-complex="Times New Roman1" style:font-size-complex="14pt"/>
    </style:style>
    <style:style style:name="P14" style:family="paragraph" style:parent-style-name="Standard">
      <style:paragraph-properties fo:margin-top="0cm" fo:margin-bottom="0.423cm" loext:contextual-spacing="true" fo:line-height="150%"/>
      <style:text-properties fo:color="#000000" style:font-name="Times New Roman" fo:font-size="14pt" officeooo:paragraph-rsid="000e91a7" style:font-name-asian="Times New Roman1" style:font-size-asian="14pt" style:language-asian="ru" style:country-asian="RU" style:font-name-complex="Times New Roman1" style:font-size-complex="14pt"/>
    </style:style>
    <style:style style:name="T1" style:family="text">
      <style:text-properties fo:color="#000000" style:font-name="Times New Roman" style:letter-kerning="true" style:font-name-asian="Times New Roman1" style:language-asian="ru" style:country-asian="RU" style:font-name-complex="Times New Roman1"/>
    </style:style>
    <style:style style:name="T2" style:family="text">
      <style:text-properties fo:color="#000000" style:font-name="Times New Roman" fo:font-weight="bold" style:letter-kerning="true" style:font-name-asian="Times New Roman1" style:language-asian="ru" style:country-asian="RU" style:font-weight-asian="bold" style:font-name-complex="Times New Roman1" style:font-weight-complex="bold"/>
    </style:style>
    <style:style style:name="T3" style:family="text">
      <style:text-properties officeooo:rsid="000fc778"/>
    </style:style>
    <style:style style:name="T4" style:family="text">
      <style:text-properties officeooo:rsid="0011e3de"/>
    </style:style>
    <style:style style:name="T5" style:family="text">
      <style:text-properties officeooo:rsid="001033d3"/>
    </style:style>
    <style:style style:name="T6" style:family="text">
      <style:text-properties officeooo:rsid="000e91a7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f5061" style:font-weight-asian="normal" style:font-weight-complex="normal"/>
    </style:style>
    <style:style style:name="T9" style:family="text">
      <style:text-properties officeooo:rsid="000f5061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text:span text:style-name="T1">М</text:span><text:span text:style-name="T2">ИНИСТЕРСТВО ЦИФРОВОГО РАЗВИТИЯ СВЯЗИ И МАССОВЫХ КОММУНИКАЦИЙ</text:span></text:h>
      <text:h text:style-name="P3" text:outline-level="1">Ордена Трудового Красного Знамени</text:h>
      <text:h text:style-name="P3" text:outline-level="1">Федеральное государственное бюджетное образовательное учреждение высшего образования</text:h>
      <text:h text:style-name="P3" text:outline-level="1">«Московский технический университет связи и информатики»</text:h>
      <text:h text:style-name="P6" text:outline-level="1">Кафедра «Математическая кибернетика и информационные технологии»</text:h>
      <text:p text:style-name="P12"/>
      <text:h text:style-name="P3" text:outline-level="1"/>
      <text:h text:style-name="P3" text:outline-level="1"/>
      <text:h text:style-name="P3" text:outline-level="1"/>
      <text:h text:style-name="P3" text:outline-level="1">Отчет по лабораторной работе №<text:span text:style-name="T3">1</text:span></text:h>
      <text:h text:style-name="P6" text:outline-level="1">по дисциплине «Введение в информационные технологии» </text:h>
      <text:h text:style-name="P6" text:outline-level="1">на тему:</text:h>
      <text:h text:style-name="P8" text:outline-level="1">«<text:span text:style-name="T3">Создание</text:span><text:span text:style-name="T4"> приложения</text:span><text:span text:style-name="T3"> «</text:span><text:span text:style-name="T6">Переводчик</text:span><text:span text:style-name="T3">»</text:span>»</text:h>
      <text:p text:style-name="P13"/>
      <text:p text:style-name="P14"/>
      <text:p text:style-name="P1"><text:s text:c="65"/></text:p>
      <text:p text:style-name="P2"><text:tab/>Выполнил<text:span text:style-name="T5">а</text:span>: <text:tab/><text:tab/><text:tab/><text:tab/></text:p>
      <text:p text:style-name="P2"><text:span text:style-name="T5">Бухонова Арина Алексеевна</text:span> <text:s text:c="11"/></text:p>
      <text:p text:style-name="P1"><text:s text:c="65"/>Проверил: <text:tab/><text:tab/><text:tab/> <text:s/></text:p>
      <text:p text:style-name="P2">Мкртчян Грач Маратович<text:tab/><text:tab/></text:p>
      <text:p text:style-name="P9"/>
      <text:p text:style-name="P9"/>
      <text:p text:style-name="P9"/>
      <text:p text:style-name="P9"/>
      <text:p text:style-name="P9"/>
      <text:p text:style-name="P10">Москва</text:p>
      <text:p text:style-name="P1">2021</text:p>
      <text:p text:style-name="P1"/>
      <text:p text:style-name="P4"><text:soft-page-break/>Цель работы:<text:span text:style-name="T7"> </text:span><text:span text:style-name="T8">Ознакомиться со средой разработки PyCharm. Написать в ней программу </text:span><text:span text:style-name="T7"><text:s/>«</text:span><text:span text:style-name="T8">Переводчик</text:span><text:span text:style-name="T7">» </text:span><text:span text:style-name="T8">способную переводить слова с одного языка на другой.</text:span></text:p>
      <text:p text:style-name="P4"><text:span text:style-name="T9">Задание:</text:span><text:span text:style-name="T8"> <text:s/></text:span></text:p>
      <text:p text:style-name="P5"><text:span text:style-name="T7">Создать «Переводчик».</text:span></text:p>
      <text:p text:style-name="P5">Ход работы:</text:p>
      <text:p text:style-name="P7"><text:span text:style-name="T10">1.</text:span> Создаём в PyCharm новый проект.<text:line-break/><text:span text:style-name="T10">2.</text:span> Устанавливаем Flask.<text:line-break/><text:span text:style-name="T10">3.</text:span> Создаём папки templates, static в директории.<text:line-break/><text:span text:style-name="T10">4.</text:span> Создаём файл <text:span text:style-name="T11">app.py.</text:span><text:line-break/><text:span text:style-name="T10">5.</text:span> Создаём index.html в уже существующей папке templates.<text:line-break/><text:span text:style-name="T10">6.</text:span> Подключаем bootstrap.min.css в static.<text:line-break/><text:span text:style-name="T10">7. </text:span>Подключаем стили в index.html.<text:line-break/><text:span text:style-name="T10">8. </text:span>Верстаем поле для ввода данных, кнопку, jinja компонент в action form .<text:line-break/><text:span text:style-name="T10">9. </text:span>Данные из этой формы отправляем в созданный роут /dict.<text:line-break/><text:span text:style-name="T10">10.</text:span> В роуте /dict обрабатываем информацию и возвращаем ответ на index.html в jinja компонент.</text:p>
      <text:p text:style-name="P7"><text:span text:style-name="T10">11. </text:span>Проверяем работу программы, запускаем её.</text:p>
      <text:p text:style-name="P7"><text:span text:style-name="T10">12. </text:span>Загружаем на GitHub.</text:p>
      <text:p text:style-name="P5">Вывод: <text:span text:style-name="T7">Мы ознакомились со средой разработки PyCharm. Написали программу, которая переводит слова с одного языка на другой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4T14:41:30.128636759</meta:creation-date>
    <meta:generator>LibreOffice/6.4.7.2$Linux_X86_64 LibreOffice_project/40$Build-2</meta:generator>
    <dc:date>2021-11-25T18:08:17.303642088</dc:date>
    <meta:editing-duration>PT23M50S</meta:editing-duration>
    <meta:editing-cycles>1</meta:editing-cycles>
    <meta:document-statistic meta:table-count="0" meta:image-count="0" meta:object-count="0" meta:page-count="2" meta:paragraph-count="24" meta:word-count="183" meta:character-count="1529" meta:non-whitespace-character-count="1209"/>
  </office:meta>
</office:document-meta>
</file>